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ucida Sans1" svg:font-family="'Lucida Sans'" style:font-family-generic="swiss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style:contextual-spacing="false" fo:line-height="115%"/>
      <style:text-properties fo:font-size="11pt" fo:language="none" fo:country="none" style:font-size-asian="11pt" style:font-size-complex="11pt"/>
    </style:style>
    <style:style style:name="P2" style:family="paragraph" style:parent-style-name="Standard" style:master-page-name="Standard">
      <style:paragraph-properties fo:margin-top="0cm" fo:margin-bottom="0.353cm" style:contextual-spacing="false" fo:line-height="115%" style:page-number="auto"/>
      <style:text-properties fo:font-size="11pt" fo:language="none" fo:country="none" style:font-size-asian="11pt" style:font-size-complex="11pt"/>
    </style:style>
    <style:style style:name="T1" style:family="text">
      <style:text-properties officeooo:rsid="000bf03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nnemis couleurs différentes, IA différentes</text:p>
      <text:p text:style-name="P1">Joli menu</text:p>
      <text:p text:style-name="P1">Taille niveaux</text:p>
      <text:p text:style-name="P1">générateur niveaux</text:p>
      <text:p text:style-name="P1">La pub - donne des bonus ? des vies ?</text:p>
      <text:p text:style-name="P1">Notation des niveaux -&gt; étoiles ? Achi<text:span text:style-name="T1">e</text:span>vements ?</text:p>
      <text:p text:style-name="P1">Modes - Time Attack, Aléatoire, normal</text:p>
      <text:p text:style-name="P1">Normal - tableaux des niveaux, augmenter difficulté</text:p>
      <text:p text:style-name="P1">Achivements, score</text:p>
      <text:p text:style-name="P1">Chrono</text:p>
      <text:p text:style-name="P1">Thème</text:p>
      <text:p text:style-name="P1">Playstore</text:p>
      <text:p text:style-name="P1">Bande-son</text:p>
      <text:p text:style-name="P1">Grille</text:p>
      <text:p text:style-name="P1">Menu options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libri" svg:font-family="Calibri" style:font-family-generic="swiss"/>
    <style:font-face style:name="Lucida Sans1" svg:font-family="'Lucida Sans'" style:font-family-generic="swiss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fr" fo:country="FR" style:letter-kerning="true" style:font-name-asian="Calibri" style:font-size-asian="12pt" style:language-asian="fr" style:country-asian="FR" style:font-name-complex="Calibri" style:font-size-complex="12pt" style:language-complex="fr" style:country-complex="FR"/>
    </style:default-style>
    <style:default-style style:family="paragraph">
      <style:paragraph-properties fo:hyphenation-ladder-count="no-limit" style:text-autospace="none" style:punctuation-wrap="hanging" style:line-break="strict" style:tab-stop-distance="1.27cm" style:writing-mode="page"/>
      <style:text-properties style:use-window-font-color="true" style:font-name="Calibri" fo:font-size="12pt" fo:language="fr" fo:country="FR" style:letter-kerning="true" style:font-name-asian="Calibri" style:font-size-asian="12pt" style:language-asian="fr" style:country-asian="FR" style:font-name-complex="Calibri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fo:border="none" fo:padding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Windows_x86 LibreOffice_project/70feb7d99726f064edab4605a8ab840c50ec57a</meta:generator>
    <dc:date>2015-12-04T09:23:54.784000000</dc:date>
    <meta:editing-duration>P0D</meta:editing-duration>
    <meta:editing-cycles>1</meta:editing-cycles>
    <meta:document-statistic meta:table-count="0" meta:image-count="0" meta:object-count="0" meta:page-count="1" meta:paragraph-count="15" meta:word-count="51" meta:character-count="324" meta:non-whitespace-character-count="288"/>
  </office:meta>
</office:document-meta>
</file>